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2dc0d"/>
    </style:style>
    <style:style style:name="P2" style:family="paragraph" style:parent-style-name="Standard">
      <style:text-properties officeooo:rsid="0002dc0d" officeooo:paragraph-rsid="0002dc0d"/>
    </style:style>
    <style:style style:name="P3" style:family="paragraph" style:parent-style-name="Standard">
      <style:paragraph-properties fo:text-align="center" style:justify-single-word="false"/>
      <style:text-properties officeooo:rsid="0002dc0d"/>
    </style:style>
    <style:style style:name="P4" style:family="paragraph" style:parent-style-name="Standard">
      <style:text-properties officeooo:paragraph-rsid="0002dc0d"/>
    </style:style>
    <style:style style:name="P5" style:family="paragraph" style:parent-style-name="Standard">
      <style:text-properties officeooo:rsid="0004f631" officeooo:paragraph-rsid="0004f631"/>
    </style:style>
    <style:style style:name="P6" style:family="paragraph" style:parent-style-name="Standard">
      <style:text-properties officeooo:rsid="0006d283" officeooo:paragraph-rsid="0006d283"/>
    </style:style>
    <style:style style:name="P7" style:family="paragraph" style:parent-style-name="Standard">
      <style:text-properties officeooo:rsid="0007607d" officeooo:paragraph-rsid="0007607d"/>
    </style:style>
    <style:style style:name="P8" style:family="paragraph" style:parent-style-name="Standard">
      <style:text-properties officeooo:rsid="000af256" officeooo:paragraph-rsid="000af256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0af256" officeooo:paragraph-rsid="000af256"/>
    </style:style>
    <style:style style:name="P10" style:family="paragraph" style:parent-style-name="Standard">
      <style:text-properties officeooo:rsid="000c4823" officeooo:paragraph-rsid="000c4823"/>
    </style:style>
    <style:style style:name="P11" style:family="paragraph" style:parent-style-name="Text_20_body">
      <style:text-properties officeooo:rsid="000253ce" officeooo:paragraph-rsid="000253ce"/>
    </style:style>
    <style:style style:name="P12" style:family="paragraph" style:parent-style-name="Text_20_body">
      <style:text-properties officeooo:rsid="000af256" officeooo:paragraph-rsid="000af256" fo:background-color="#81d41a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eeeeee"/>
      <style:paragraph-properties fo:text-align="center"/>
    </style:style>
    <style:style style:name="T1" style:family="text">
      <style:text-properties officeooo:rsid="000253ce"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73085"/>
    </style:style>
    <style:style style:name="T4" style:family="text">
      <style:text-properties officeooo:rsid="0007607d"/>
    </style:style>
    <style:style style:name="T5" style:family="text">
      <style:text-properties officeooo:rsid="000927c5"/>
    </style:style>
    <style:style style:name="T6" style:family="text">
      <style:text-properties officeooo:rsid="000b6a8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.935cm" fo:min-width="1.849cm" draw:shadow="hidde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.935cm" fo:min-width="1.595cm" draw:shadow="hidde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0.935cm" fo:min-width="1.647cm" draw:shadow="hidde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="solid" draw:fill-color="#eeeeee" draw:textarea-horizontal-align="justify" draw:textarea-vertical-align="middle" draw:auto-grow-height="false" fo:min-height="0.935cm" fo:min-width="3.316cm" draw:shadow="hidde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Задача 10. Полный перебор. Closest Dessert Cost</text:p>
      <text:p text:style-name="P11"><text:span text:style-name="T2">доп условие</text:span> <text:s/><text:span text:style-name="T3">возвращать ближайшую наименьшуюю цену десерта</text:span></text:p>
      <text:p text:style-name="P12">важний момент каждая посипка может бить не более двух раз</text:p>
      <text:p text:style-name="Standard">input: <text:span text:style-name="T4">iceCreamPrices = [2, 3], toppingCosts = [4, 5], targetPrice = 18</text:span></text:p>
      <text:p text:style-name="Standard">output: <text:span text:style-name="T4">17 ---» like scream = 3 and toppingCosts[0]*1 = 4 and toppingCosts[1]*2 = 10</text:span></text:p>
      <text:p text:style-name="Standard"><text:span text:style-name="T1"/></text:p>
      <text:p text:style-name="P7">решение:</text:p>
      <text:p text:style-name="P7">1) перебираем все мороженние</text:p>
      <text:p text:style-name="P7">2) на каждом шаге добавляем посипку и сравниваем с таргет ценой </text:p>
      <text:p text:style-name="P8">в данной задаче имеем три варианта</text:p>
      <text:list xml:id="list1929908160" text:style-name="L2">
        <text:list-item>
          <text:p text:style-name="P9">добавить 0 раз посипок</text:p>
        </text:list-item>
        <text:list-item>
          <text:p text:style-name="P9">добавить 1 раз посипку</text:p>
        </text:list-item>
        <text:list-item>
          <text:p text:style-name="P9">добавить 2 раза посипку</text:p>
        </text:list-item>
      </text:list>
      <text:p text:style-name="P1"/>
      <text:p text:style-name="P1"/>
      <text:p text:style-name="P3"><text:tab/><text:span text:style-name="T5">пример для мороженного базовая стоимость = 2</text:span></text:p>
      <text:p text:style-name="P2"><draw:custom-shape text:anchor-type="paragraph" draw:z-index="0" draw:name="Фігура 1" draw:style-name="gr5" draw:text-style-name="P14" svg:width="3.317cm" svg:height="0.936cm" svg:x="7.511cm" svg:y="0cm"><text:p text:style-name="P13">2, [4,5], 18</text:p><draw:enhanced-geometry svg:viewBox="0 0 21600 21600" draw:type="rectangle" draw:enhanced-path="M 0 0 L 21600 0 21600 21600 0 21600 0 0 Z N"/></draw:custom-shape><draw:line text:anchor-type="paragraph" draw:z-index="1" draw:name="Лінія 3" draw:style-name="gr6" draw:text-style-name="P13" svg:x1="10.827cm" svg:y1="0.307cm" svg:x2="13.961cm" svg:y2="1.297cm"><text:p/></draw:line><draw:line text:anchor-type="paragraph" draw:z-index="2" draw:name="Лінія 1" draw:style-name="gr1" draw:text-style-name="P13" svg:x1="7.51cm" svg:y1="0.289cm" svg:x2="4.524cm" svg:y2="1.28cm"><text:p/></draw:line></text:p>
      <text:p text:style-name="P2"><draw:line text:anchor-type="paragraph" draw:z-index="3" draw:name="Вертикальна лінія 1" draw:style-name="gr1" draw:text-style-name="P13" svg:x1="9.16cm" svg:y1="0.448cm" svg:x2="9.16cm" svg:y2="0.94cm"><text:p/></draw:line></text:p>
      <text:p text:style-name="P2"><draw:custom-shape text:anchor-type="paragraph" draw:z-index="6" draw:name="Фігура 4" draw:style-name="gr5" draw:text-style-name="P14" svg:width="3.317cm" svg:height="0.936cm" svg:x="7.126cm" svg:y="0.453cm"><text:p text:style-name="P13">6, [5], 18</text:p><draw:enhanced-geometry svg:viewBox="0 0 21600 21600" draw:type="rectangle" draw:enhanced-path="M 0 0 L 21600 0 21600 21600 0 21600 0 0 Z N"/></draw:custom-shape><draw:custom-shape text:anchor-type="paragraph" draw:z-index="4" draw:name="Фігура 2" draw:style-name="gr5" draw:text-style-name="P14" svg:width="3.317cm" svg:height="0.936cm" svg:x="1.903cm" svg:y="0.386cm"><text:p text:style-name="P13">2, [5], 18</text:p><draw:enhanced-geometry svg:viewBox="0 0 21600 21600" draw:type="rectangle" draw:enhanced-path="M 0 0 L 21600 0 21600 21600 0 21600 0 0 Z N"/></draw:custom-shape></text:p>
      <text:p text:style-name="P4"><draw:custom-shape text:anchor-type="paragraph" draw:z-index="5" draw:name="Фігура 3" draw:style-name="gr5" draw:text-style-name="P14" svg:width="3.317cm" svg:height="0.936cm" svg:x="13.541cm" svg:y="0.041cm"><text:p text:style-name="P13">10, [5], 18</text:p><draw:enhanced-geometry svg:viewBox="0 0 21600 21600" draw:type="rectangle" draw:enhanced-path="M 0 0 L 21600 0 21600 21600 0 21600 0 0 Z N"/></draw:custom-shape></text:p>
      <text:p text:style-name="Standard"><draw:line text:anchor-type="paragraph" draw:z-index="16" draw:name="Лінія 2" draw:style-name="gr1" draw:text-style-name="P13" svg:x1="1.903cm" svg:y1="0.162cm" svg:x2="-0.572cm" svg:y2="0.873cm"><text:p/></draw:line><draw:line text:anchor-type="paragraph" draw:z-index="17" draw:name="Лінія 4" draw:style-name="gr1" draw:text-style-name="P13" svg:x1="3.057cm" svg:y1="0.272cm" svg:x2="2.214cm" svg:y2="0.856cm"><text:p/></draw:line><draw:line text:anchor-type="paragraph" draw:z-index="18" draw:name="Лінія 5" draw:style-name="gr1" draw:text-style-name="P13" svg:x1="3.937cm" svg:y1="0.347cm" svg:x2="4.103cm" svg:y2="0.804cm"><text:p/></draw:line><draw:line text:anchor-type="paragraph" draw:z-index="19" draw:name="Лінія 6" draw:style-name="gr1" draw:text-style-name="P13" svg:x1="7.786cm" svg:y1="0.415cm" svg:x2="6.777cm" svg:y2="0.897cm"><text:p/></draw:line><draw:line text:anchor-type="paragraph" draw:z-index="20" draw:name="Лінія 7" draw:style-name="gr1" draw:text-style-name="P13" svg:x1="8.812cm" svg:y1="0.415cm" svg:x2="8.701cm" svg:y2="0.897cm"><text:p/></draw:line><draw:line text:anchor-type="paragraph" draw:z-index="21" draw:name="Лінія 8" draw:style-name="gr1" draw:text-style-name="P13" svg:x1="10.058cm" svg:y1="0.415cm" svg:x2="10.608cm" svg:y2="1.061cm"><text:p/></draw:line></text:p>
      <text:p text:style-name="Standard"><draw:custom-shape text:anchor-type="paragraph" draw:z-index="7" draw:name="Фігура 5" draw:style-name="gr4" draw:text-style-name="P14" svg:width="1.648cm" svg:height="0.936cm" svg:x="-1.413cm" svg:y="0.386cm"><text:p text:style-name="P13">2, [], 18</text:p><draw:enhanced-geometry svg:viewBox="0 0 21600 21600" draw:type="rectangle" draw:enhanced-path="M 0 0 L 21600 0 21600 21600 0 21600 0 0 Z N"/></draw:custom-shape><draw:custom-shape text:anchor-type="paragraph" draw:z-index="8" draw:name="Фігура 6" draw:style-name="gr4" draw:text-style-name="P14" svg:width="1.648cm" svg:height="0.936cm" svg:x="1.134cm" svg:y="0.369cm"><text:p text:style-name="P13">7, [], 18</text:p><draw:enhanced-geometry svg:viewBox="0 0 21600 21600" draw:type="rectangle" draw:enhanced-path="M 0 0 L 21600 0 21600 21600 0 21600 0 0 Z N"/></draw:custom-shape><draw:custom-shape text:anchor-type="paragraph" draw:z-index="9" draw:name="Фігура 7" draw:style-name="gr4" draw:text-style-name="P14" svg:width="1.648cm" svg:height="0.936cm" svg:x="3.48cm" svg:y="0.422cm"><text:p text:style-name="P13">12, [], 18</text:p><draw:enhanced-geometry svg:viewBox="0 0 21600 21600" draw:type="rectangle" draw:enhanced-path="M 0 0 L 21600 0 21600 21600 0 21600 0 0 Z N"/></draw:custom-shape><draw:custom-shape text:anchor-type="paragraph" draw:z-index="15" draw:name="Фігура 13" draw:style-name="gr2" draw:text-style-name="P14" svg:width="1.849cm" svg:height="0.936cm" svg:x="16.914cm" svg:y="0.422cm"><text:p text:style-name="P13">20, [], 18</text:p><draw:enhanced-geometry svg:viewBox="0 0 21600 21600" draw:type="rectangle" draw:enhanced-path="M 0 0 L 21600 0 21600 21600 0 21600 0 0 Z N"/></draw:custom-shape><draw:line text:anchor-type="paragraph" draw:z-index="22" draw:name="Лінія 9" draw:style-name="gr1" draw:text-style-name="P13" svg:x1="14.015cm" svg:y1="0.002cm" svg:x2="13.1cm" svg:y2="0.538cm"><text:p/></draw:line><draw:line text:anchor-type="paragraph" draw:z-index="23" draw:name="Вертикальна лінія 2" draw:style-name="gr1" draw:text-style-name="P13" svg:x1="15.079cm" svg:y1="0.002cm" svg:x2="15.079cm" svg:y2="0.409cm"><text:p/></draw:line><draw:line text:anchor-type="paragraph" draw:z-index="24" draw:name="Лінія 10" draw:style-name="gr1" draw:text-style-name="P13" svg:x1="16.857cm" svg:y1="0.002cm" svg:x2="17.589cm" svg:y2="0.422cm"><text:p/></draw:line></text:p>
      <text:p text:style-name="Standard"><draw:custom-shape text:anchor-type="paragraph" draw:z-index="10" draw:name="Фігура 8" draw:style-name="gr3" draw:text-style-name="P14" svg:width="1.595cm" svg:height="0.936cm" svg:x="5.715cm" svg:y="0.009cm"><text:p text:style-name="P13">6, [], 18</text:p><draw:enhanced-geometry svg:viewBox="0 0 21600 21600" draw:type="rectangle" draw:enhanced-path="M 0 0 L 21600 0 21600 21600 0 21600 0 0 Z N"/></draw:custom-shape><draw:custom-shape text:anchor-type="paragraph" draw:z-index="12" draw:name="Фігура 10" draw:style-name="gr3" draw:text-style-name="P14" svg:width="1.595cm" svg:height="0.936cm" svg:x="7.712cm" svg:y="0.049cm"><text:p text:style-name="P13">11, [], 18</text:p><draw:enhanced-geometry svg:viewBox="0 0 21600 21600" draw:type="rectangle" draw:enhanced-path="M 0 0 L 21600 0 21600 21600 0 21600 0 0 Z N"/></draw:custom-shape><draw:custom-shape text:anchor-type="paragraph" draw:z-index="11" draw:name="Фігура 9" draw:style-name="gr3" draw:text-style-name="P14" svg:width="1.595cm" svg:height="0.936cm" svg:x="9.985cm" svg:y="0.086cm"><text:p text:style-name="P13">16, [], 18</text:p><draw:enhanced-geometry svg:viewBox="0 0 21600 21600" draw:type="rectangle" draw:enhanced-path="M 0 0 L 21600 0 21600 21600 0 21600 0 0 Z N"/></draw:custom-shape><draw:custom-shape text:anchor-type="paragraph" draw:z-index="13" draw:name="Фігура 11" draw:style-name="gr2" draw:text-style-name="P14" svg:width="1.849cm" svg:height="0.936cm" svg:x="12.167cm" svg:y="0.051cm"><text:p text:style-name="P13">10, [], 18</text:p><draw:enhanced-geometry svg:viewBox="0 0 21600 21600" draw:type="rectangle" draw:enhanced-path="M 0 0 L 21600 0 21600 21600 0 21600 0 0 Z N"/></draw:custom-shape><draw:custom-shape text:anchor-type="paragraph" draw:z-index="14" draw:name="Фігура 12" draw:style-name="gr2" draw:text-style-name="P14" svg:width="1.849cm" svg:height="0.936cm" svg:x="14.55cm" svg:y="0.025cm"><text:p text:style-name="P13">15, [], 18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1) напишем ф-ю <text:span text:style-name="T6">которая возвращает ближайшую цену</text:span></text:p>
      <text:p text:style-name="P10">2) при виходе из рекурсии по базовому случаю проверяем последний елемент на лучший вариант</text:p>
      <text:p text:style-name="P10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08:20:38.952505074</meta:creation-date>
    <dc:date>2024-02-04T11:40:45.449370619</dc:date>
    <meta:editing-duration>PT1H25M4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7" meta:character-count="707" meta:non-whitespace-character-count="606"/>
  </office:meta>
</office:document-meta>
</file>